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800000085A450737183BC3F50.png" manifest:media-type="image/png"/>
  <manifest:file-entry manifest:full-path="Pictures/100000000000006D00000062F03B8667764E4A41.png" manifest:media-type="image/png"/>
  <manifest:file-entry manifest:full-path="Pictures/100000000000009D00000090307F6E3F42C24F09.png" manifest:media-type="image/png"/>
  <manifest:file-entry manifest:full-path="Pictures/10000000000000900000008D4DD3F4ABD519CFE4.png" manifest:media-type="image/png"/>
  <manifest:file-entry manifest:full-path="Pictures/100000000000009C0000007D34A3CDB5F6C6A813.png" manifest:media-type="image/png"/>
  <manifest:file-entry manifest:full-path="Pictures/100000000000009A00000088F65448BEC7C50E72.png" manifest:media-type="image/png"/>
  <manifest:file-entry manifest:full-path="Pictures/10000000000000520000005AC9E1D790C3CD02AC.png" manifest:media-type="image/png"/>
  <manifest:file-entry manifest:full-path="Pictures/10000000000000AB0000009C5E75AD2B2A18B873.png" manifest:media-type="image/png"/>
  <manifest:file-entry manifest:full-path="Pictures/10000000000000890000008FA66FDD0E7B5C5E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37cm" fo:min-width="0.687cm"/>
    </style:style>
    <style:style style:name="gr2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0.937cm" fo:min-width="0.68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0.938cm" fo:min-width="0.687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0.937cm" fo:min-width="0.68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98cm, 0cm, 0cm, 1.1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1.147cm, 1.478cm, 0.87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7cm, 1.104cm, 0.939cm, 1.2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8cm, 1.279cm, 0.96cm, 1.14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cm, 1.252cm, 1.04cm, 0.85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89cm, 1.008cm, 1.138cm, 1.61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cm, 1.123cm, 1.179cm, 1.33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8cm" fo:min-width="0.89cm"/>
    </style:style>
    <style:style style:name="gr15" style:family="graphic" style:parent-style-name="objectwithoutfill">
      <style:graphic-properties draw:marker-end="Rounded_20_large_20_Arrow" draw:fill="none" draw:textarea-vertical-align="middl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9cm" svg:height="1.679cm" svg:x="6.098cm" svg:y="5.6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79cm" svg:height="1.679cm" svg:x="12.205cm" svg:y="5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79cm" svg:height="1.679cm" svg:x="18.312cm" svg:y="5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679cm" svg:height="1.679cm" svg:x="6.1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79cm" svg:height="1.679cm" svg:x="12.207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79cm" svg:height="1.679cm" svg:x="18.314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679cm" svg:height="1.679cm" svg:x="12.208cm" svg:y="14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79cm" svg:height="1.679cm" svg:x="18.315cm" svg:y="14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777cm" svg:y1="6.462cm" svg:x2="12.205cm" svg:y2="6.463cm" draw:start-shape="id1" draw:start-glue-point="10" draw:end-shape="id2" draw:end-glue-point="6" svg:d="M7777 6462l4428 1" svg:viewBox="0 0 4429 2">
          <text:p/>
        </draw:connector>
        <draw:connector draw:style-name="gr3" draw:text-style-name="P1" draw:layer="layout" draw:type="line" svg:x1="13.884cm" svg:y1="6.463cm" svg:x2="18.312cm" svg:y2="6.465cm" draw:start-shape="id2" draw:start-glue-point="10" draw:end-shape="id3" draw:end-glue-point="6" svg:d="M13884 6463l4428 2" svg:viewBox="0 0 4429 3">
          <text:p/>
        </draw:connector>
        <draw:connector draw:style-name="gr3" draw:text-style-name="P1" draw:layer="layout" draw:type="line" svg:x1="13.045cm" svg:y1="7.302cm" svg:x2="13.047cm" svg:y2="9.746cm" draw:start-shape="id2" draw:start-glue-point="8" draw:end-shape="id4" draw:end-glue-point="4" svg:d="M13045 7302l2 2444" svg:viewBox="0 0 3 2445">
          <text:p/>
        </draw:connector>
        <draw:connector draw:style-name="gr3" draw:text-style-name="P1" draw:layer="layout" draw:type="line" svg:x1="19.152cm" svg:y1="7.304cm" svg:x2="19.154cm" svg:y2="9.748cm" draw:start-shape="id3" draw:start-glue-point="8" draw:end-shape="id5" draw:end-glue-point="4" svg:d="M19152 7304l2 2444" svg:viewBox="0 0 3 2445">
          <text:p/>
        </draw:connector>
        <draw:connector draw:style-name="gr3" draw:text-style-name="P1" draw:layer="layout" draw:type="line" svg:x1="7.779cm" svg:y1="10.585cm" svg:x2="12.207cm" svg:y2="10.586cm" draw:start-shape="id6" draw:start-glue-point="10" draw:end-shape="id4" draw:end-glue-point="6" svg:d="M7779 10585l4428 1" svg:viewBox="0 0 4429 2">
          <text:p/>
        </draw:connector>
        <draw:connector draw:style-name="gr3" draw:text-style-name="P1" draw:layer="layout" draw:type="line" svg:x1="13.886cm" svg:y1="10.586cm" svg:x2="18.314cm" svg:y2="10.588cm" draw:start-shape="id4" draw:start-glue-point="10" draw:end-shape="id5" draw:end-glue-point="6" svg:d="M13886 10586l4428 2" svg:viewBox="0 0 4429 3">
          <text:p/>
        </draw:connector>
        <draw:connector draw:style-name="gr3" draw:text-style-name="P1" draw:layer="layout" draw:type="line" svg:x1="13.047cm" svg:y1="11.425cm" svg:x2="13.048cm" svg:y2="14.022cm" draw:start-shape="id4" draw:start-glue-point="8" draw:end-shape="id7" draw:end-glue-point="4" svg:d="M13047 11425l1 2597" svg:viewBox="0 0 2 2598">
          <text:p/>
        </draw:connector>
        <draw:connector draw:style-name="gr3" draw:text-style-name="P1" draw:layer="layout" draw:type="line" svg:x1="19.154cm" svg:y1="11.427cm" svg:x2="19.155cm" svg:y2="14.023cm" draw:start-shape="id5" draw:start-glue-point="8" draw:end-shape="id8" draw:end-glue-point="4" svg:d="M19154 11427l1 2596" svg:viewBox="0 0 2 2597">
          <text:p/>
        </draw:connector>
        <draw:custom-shape draw:style-name="gr4" draw:text-style-name="P1" xml:id="id9" draw:id="id9" draw:layer="layout" svg:width="1.679cm" svg:height="1.68cm" svg:x="24.419cm" svg:y="5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1.679cm" svg:height="1.679cm" svg:x="24.421cm" svg:y="9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9.991cm" svg:y1="6.465cm" svg:x2="24.419cm" svg:y2="6.466cm" draw:start-shape="id3" draw:start-glue-point="10" draw:end-shape="id9" draw:end-glue-point="6" svg:d="M19991 6465l4428 1" svg:viewBox="0 0 4429 2">
          <text:p/>
        </draw:connector>
        <draw:connector draw:style-name="gr3" draw:text-style-name="P1" draw:layer="layout" draw:type="line" svg:x1="19.993cm" svg:y1="10.588cm" svg:x2="24.421cm" svg:y2="10.589cm" draw:start-shape="id5" draw:start-glue-point="10" draw:end-shape="id10" draw:end-glue-point="6" svg:d="M19993 10588l4428 1" svg:viewBox="0 0 4429 2">
          <text:p/>
        </draw:connector>
        <draw:frame draw:style-name="gr6" draw:text-style-name="P1" draw:layer="layout" svg:width="1.343cm" svg:height="1.627cm" svg:x="2.9cm" svg:y="7.2cm">
          <draw:image xlink:href="Pictures/100000000000009C0000007D34A3CDB5F6C6A813.png" xlink:type="simple" xlink:show="embed" xlink:actuate="onLoad">
            <text:p/>
          </draw:image>
        </draw:frame>
        <draw:frame draw:style-name="gr7" draw:text-style-name="P1" draw:layer="layout" svg:width="1.373cm" svg:height="1.235cm" svg:x="7.17cm" svg:y="11.422cm">
          <draw:image xlink:href="Pictures/100000000000006D00000062F03B8667764E4A41.png" xlink:type="simple" xlink:show="embed" xlink:actuate="onLoad">
            <text:p/>
          </draw:image>
        </draw:frame>
        <draw:frame draw:style-name="gr8" draw:text-style-name="P1" draw:layer="layout" svg:width="1.095cm" svg:height="0.937cm" svg:x="13.707cm" svg:y="15.544cm">
          <draw:image xlink:href="Pictures/10000000000000890000008FA66FDD0E7B5C5E41.png" xlink:type="simple" xlink:show="embed" xlink:actuate="onLoad">
            <text:p/>
          </draw:image>
        </draw:frame>
        <draw:frame draw:style-name="gr9" draw:text-style-name="P1" draw:layer="layout" svg:width="1.068cm" svg:height="1.068cm" svg:x="19.839cm" svg:y="15.544cm">
          <draw:image xlink:href="Pictures/100000000000009A00000088F65448BEC7C50E72.png" xlink:type="simple" xlink:show="embed" xlink:actuate="onLoad">
            <text:p/>
          </draw:image>
        </draw:frame>
        <draw:frame draw:style-name="gr10" draw:text-style-name="P1" draw:layer="layout" svg:width="0.762cm" svg:height="0.915cm" svg:x="13.58cm" svg:y="11.422cm">
          <draw:image xlink:href="Pictures/100000000000009800000085A450737183BC3F50.png" xlink:type="simple" xlink:show="embed" xlink:actuate="onLoad">
            <text:p/>
          </draw:image>
        </draw:frame>
        <draw:frame draw:style-name="gr11" draw:text-style-name="P1" draw:layer="layout" svg:width="0.835cm" svg:height="1.032cm" svg:x="19.92cm" svg:y="11.306cm">
          <draw:image xlink:href="Pictures/10000000000000900000008D4DD3F4ABD519CFE4.png" xlink:type="simple" xlink:show="embed" xlink:actuate="onLoad">
            <text:p/>
          </draw:image>
        </draw:frame>
        <draw:frame draw:style-name="gr12" draw:text-style-name="P1" draw:layer="layout" svg:width="1.069cm" svg:height="1.068cm" svg:x="13.58cm" svg:y="7.301cm">
          <draw:image xlink:href="Pictures/10000000000000AB0000009C5E75AD2B2A18B873.png" xlink:type="simple" xlink:show="embed" xlink:actuate="onLoad">
            <text:p/>
          </draw:image>
        </draw:frame>
        <draw:frame draw:style-name="gr13" draw:text-style-name="P1" draw:layer="layout" svg:width="0.916cm" svg:height="0.916cm" svg:x="19.686cm" svg:y="7.301cm">
          <draw:image xlink:href="Pictures/100000000000009D00000090307F6E3F42C24F09.png" xlink:type="simple" xlink:show="embed" xlink:actuate="onLoad">
            <text:p/>
          </draw:image>
        </draw:frame>
        <draw:frame draw:style-name="gr14" draw:text-style-name="P3" draw:layer="layout" svg:width="1.58cm" svg:height="1.468cm" svg:x="24.418cm" svg:y="5.775cm">
          <draw:text-box>
            <text:p>...</text:p>
          </draw:text-box>
        </draw:frame>
        <draw:frame draw:style-name="gr14" draw:text-style-name="P3" draw:layer="layout" svg:width="1.58cm" svg:height="1.468cm" svg:x="24.419cm" svg:y="9.896cm">
          <draw:text-box>
            <text:p>...</text:p>
          </draw:text-box>
        </draw:frame>
        <draw:path draw:style-name="gr15" draw:text-style-name="P1" draw:layer="layout" svg:width="7.802cm" svg:height="8.681cm" draw:transform="skewX (0.208915911463721) rotate (0.969006800707252) translate (7.78009737484737cm 10.5063833943834cm)" svg:viewBox="0 0 7803 8682" svg:d="M0 0c4583 1 7803 8682 7803 8682">
          <text:p/>
        </draw:path>
        <draw:path draw:style-name="gr15" draw:text-style-name="P1" draw:layer="layout" svg:width="3.446cm" svg:height="14.172cm" draw:transform="skewX (-0.364075681966017) rotate (1.03969263541302) translate (7.78009737484738cm 10.5063833943834cm)" svg:viewBox="0 0 3447 14173" svg:d="M0 0c5123 0 3019 14173 3019 14173">
          <text:p/>
        </draw:path>
        <draw:path draw:style-name="gr15" draw:text-style-name="P1" draw:layer="layout" svg:width="7.802cm" svg:height="8.681cm" draw:transform="skewX (0.208915911463721) rotate (0.969006800707252) translate (7.78009737484737cm 6.28434951159951cm)" svg:viewBox="0 0 7803 8682" svg:d="M0 0c4583 1 7803 8682 7803 8682">
          <text:p/>
        </draw:path>
        <draw:path draw:style-name="gr15" draw:text-style-name="P1" draw:layer="layout" svg:width="3.446cm" svg:height="14.172cm" draw:transform="skewX (-0.364075681966017) rotate (1.03969263541302) translate (7.78009737484738cm 6.28434951159951cm)" svg:viewBox="0 0 3447 14173" svg:d="M0 0c5123 0 3019 14173 3019 14173">
          <text:p/>
        </draw:path>
        <draw:custom-shape draw:style-name="gr2" draw:text-style-name="P2" xml:id="id11" draw:id="id11" draw:layer="layout" svg:width="1.679cm" svg:height="1.679cm" svg:x="1.498cm" svg:y="5.6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0.9cm" svg:height="0.988cm" svg:x="7.6cm" svg:y="7.3cm">
          <draw:image xlink:href="Pictures/10000000000000520000005AC9E1D790C3CD02AC.png" xlink:type="simple" xlink:show="embed" xlink:actuate="onLoad">
            <text:p/>
          </draw:image>
        </draw:frame>
        <draw:connector draw:style-name="gr3" draw:text-style-name="P1" draw:layer="layout" draw:type="line" svg:x1="3.177cm" svg:y1="6.462cm" svg:x2="6.098cm" svg:y2="6.462cm" draw:start-shape="id11" draw:start-glue-point="10" draw:end-shape="id1" draw:end-glue-point="6" svg:d="M3177 6462h2921" svg:viewBox="0 0 292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3:44:24.080648848</meta:creation-date>
    <dc:date>2019-12-18T15:38:02.142585432</dc:date>
    <meta:editing-duration>PT1H28M38S</meta:editing-duration>
    <meta:editing-cycles>18</meta:editing-cycles>
    <meta:generator>LibreOffice/5.1.6.2$Linux_X86_64 LibreOffice_project/10m0$Build-2</meta:generator>
    <meta:document-statistic meta:object-count="37"/>
  </office:meta>
</office:document-meta>
</file>